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co2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4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3" style:family="table-cell" style:parent-style-name="Default" style:data-style-name="N110"/>
    <style:style style:name="ce21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21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28" style:family="table-cell" style:parent-style-name="Default" style:data-style-name="N100"/>
    <style:style style:name="ce22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3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3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3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4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4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45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4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109"/>
    <style:style style:name="ce25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6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280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8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95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1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fo:background-color="transparent"/>
    </style:style>
    <style:style style:name="ce32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2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7" style:family="table-cell" style:parent-style-name="Default">
      <style:text-properties fo:font-weight="bold" style:font-weight-asian="bold" style:font-weight-complex="bold"/>
    </style:style>
    <style:style style:name="ce328" style:family="table-cell" style:parent-style-name="Default">
      <style:text-properties fo:color="#999999" fo:font-style="italic" style:font-style-asian="italic" style:font-style-complex="italic"/>
    </style:style>
    <style:style style:name="ce32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3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 style:data-style-name="N109">
      <style:table-cell-properties style:vertical-align="automatic"/>
    </style:style>
    <style:style style:name="ce34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vertical-align="automatic"/>
    </style:style>
    <style:style style:name="ce34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5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5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58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6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7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>
      <style:table-cell-properties fo:background-color="#99ccff" style:vertical-align="top"/>
    </style:style>
    <style:style style:name="ce37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#ffff99"/>
    </style:style>
    <style:style style:name="ce37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7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28"/>
        <table:table-column table:style-name="co8" table:number-columns-repeated="4" table:default-cell-style-name="ce228"/>
        <table:table-column table:style-name="co5" table:default-cell-style-name="ce228"/>
        <table:table-column table:style-name="co9" table:default-cell-style-name="ce228"/>
        <table:table-column table:style-name="co7" table:default-cell-style-name="ce228"/>
        <table:table-column table:style-name="co10" table:default-cell-style-name="ce228"/>
        <table:table-column table:style-name="co11" table:default-cell-style-name="ce228"/>
        <table:table-column table:style-name="co12" table:default-cell-style-name="ce228"/>
        <table:table-column table:style-name="co13" table:number-columns-repeated="2" table:default-cell-style-name="ce228"/>
        <table:table-column table:style-name="co5" table:default-cell-style-name="ce228"/>
        <table:table-column table:style-name="co14" table:default-cell-style-name="ce228"/>
        <table:table-column table:style-name="co5" table:default-cell-style-name="ce228"/>
        <table:table-column table:style-name="co15" table:default-cell-style-name="ce228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213" table:number-columns-repeated="2"/>
          <table:table-cell table:style-name="ce220" table:number-columns-repeated="5"/>
          <table:table-cell table:number-columns-repeated="5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214" table:number-columns-repeated="2"/>
          <table:table-cell table:style-name="ce222" table:number-columns-repeated="5"/>
          <table:table-cell table:style-name="ce230" table:number-columns-repeated="12"/>
          <table:table-cell table:style-name="ce131" table:number-columns-repeated="40"/>
        </table:table-row>
        <table:table-row table:style-name="ro1">
          <table:table-cell table:number-columns-repeated="2"/>
          <table:table-cell table:style-name="ce154" office:value-type="string" calcext:value-type="string">
            <text:p>Step</text:p>
          </table:table-cell>
          <table:table-cell table:style-name="ce186"/>
          <table:table-cell table:style-name="ce186" office:value-type="string" calcext:value-type="string">
            <text:p>Duration</text:p>
          </table:table-cell>
          <table:table-cell table:style-name="ce215" office:value-type="string" calcext:value-type="string">
            <text:p>of Step</text:p>
          </table:table-cell>
          <table:table-cell table:style-name="ce215" office:value-type="string" calcext:value-type="string">
            <text:p>in Total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19" table:formula="of:=['1. Regression Testing'.$H$3]" office:value-type="time" office:time-value="PT13H30M00S" calcext:value-type="time">
            <text:p>13:30</text:p>
          </table:table-cell>
          <table:table-cell table:style-name="ce219" table:formula="of:=['1. Regression Testing'.$J$3]" office:value-type="time" office:time-value="PT13H30M00S" calcext:value-type="time">
            <text:p>13:3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19" table:formula="of:=['2. Preparation'.$H$3]" office:value-type="time" office:time-value="PT01H40M00S" calcext:value-type="time">
            <text:p>01:40</text:p>
          </table:table-cell>
          <table:table-cell table:style-name="ce219" table:formula="of:=['2. Preparation'.$J$3]" office:value-type="time" office:time-value="PT15H10M00S" calcext:value-type="time">
            <text:p>15:1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19" table:formula="of:=['3. Final Testing'.$H$3]" office:value-type="time" office:time-value="PT01H30M00S" calcext:value-type="time">
            <text:p>01:30</text:p>
          </table:table-cell>
          <table:table-cell table:style-name="ce219" table:formula="of:=['3. Final Testing'.$J$3]" office:value-type="time" office:time-value="PT16H40M00S" calcext:value-type="time">
            <text:p>16:4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19" table:formula="of:=['4. Build'.$H$3]" office:value-type="time" office:time-value="PT00H40M00S" calcext:value-type="time">
            <text:p>00:40</text:p>
          </table:table-cell>
          <table:table-cell table:style-name="ce219" table:formula="of:=['4. Build'.$J$3]" office:value-type="time" office:time-value="PT17H20M00S" calcext:value-type="time">
            <text:p>17:2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19" table:formula="of:=['5. Installation Testing'.$H$3]" office:value-type="time" office:time-value="PT00H40M00S" calcext:value-type="time">
            <text:p>00:40</text:p>
          </table:table-cell>
          <table:table-cell table:style-name="ce219" table:formula="of:=['5. Installation Testing'.$J$3]" office:value-type="time" office:time-value="PT17H55M00S" calcext:value-type="time">
            <text:p>17:55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19" table:formula="of:=['5. Installation Testing'.$H$3]" office:value-type="time" office:time-value="PT00H40M00S" calcext:value-type="time">
            <text:p>00:40</text:p>
          </table:table-cell>
          <table:table-cell table:style-name="ce219" table:formula="of:=['5. Installation Testing'.$J$3]" office:value-type="time" office:time-value="PT17H55M00S" calcext:value-type="time">
            <text:p>17:55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19" table:formula="of:=['7. Upload'.$H$3]" office:value-type="time" office:time-value="PT01H20M00S" calcext:value-type="time">
            <text:p>01:20</text:p>
          </table:table-cell>
          <table:table-cell table:style-name="ce219" table:formula="of:=['7. Upload'.$J$3]" office:value-type="time" office:time-value="PT19H15M00S" calcext:value-type="time">
            <text:p>19:15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19" table:formula="of:=['8. Finalization'.$H$3]" office:value-type="time" office:time-value="PT03H45M00S" calcext:value-type="time">
            <text:p>03:45</text:p>
          </table:table-cell>
          <table:table-cell table:style-name="ce219" table:formula="of:=['8. Finalization'.$J$3]" office:value-type="time" office:time-value="PT22H30M00S" calcext:value-type="time">
            <text:p>22:30</text:p>
          </table:table-cell>
          <table:table-cell table:style-name="ce220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213" table:number-columns-repeated="2"/>
          <table:table-cell table:style-name="ce220" table:number-columns-repeated="5"/>
          <table:table-cell table:number-columns-repeated="5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214" table:number-columns-repeated="2"/>
          <table:table-cell table:style-name="ce222" table:number-columns-repeated="5"/>
          <table:table-cell table:style-name="ce230" table:number-columns-repeated="12"/>
          <table:table-cell table:style-name="ce131" table:number-columns-repeated="40"/>
        </table:table-row>
        <table:table-row table:style-name="ro1">
          <table:table-cell table:style-name="ce132"/>
          <table:table-cell table:style-name="ce133" office:value-type="string" calcext:value-type="string">
            <text:p>Date</text:p>
          </table:table-cell>
          <table:table-cell table:style-name="ce171"/>
          <table:table-cell table:style-name="ce211" office:value-type="string" calcext:value-type="string">
            <text:p>Designation</text:p>
          </table:table-cell>
          <table:table-cell table:style-name="ce133"/>
          <table:table-cell table:style-name="ce186" table:number-columns-repeated="2"/>
          <table:table-cell table:style-name="ce223" office:value-type="string" calcext:value-type="string">
            <text:p>YAT</text:p>
          </table:table-cell>
          <table:table-cell table:style-name="ce223" office:value-type="string" calcext:value-type="string">
            <text:p>MKY</text:p>
          </table:table-cell>
          <table:table-cell table:style-name="ce223" office:value-type="string" calcext:value-type="string">
            <text:p>ALAZ</text:p>
          </table:table-cell>
          <table:table-cell table:style-name="ce223" office:value-type="string" calcext:value-type="string">
            <text:p>NUnit</text:p>
          </table:table-cell>
          <table:table-cell table:style-name="ce223" office:value-type="string" calcext:value-type="string">
            <text:p>netrtf.</text:p>
          </table:table-cell>
          <table:table-cell table:style-name="ce232"/>
          <table:table-cell table:style-name="ce223" office:value-type="string" calcext:value-type="string">
            <text:p>LU.xml</text:p>
          </table:table-cell>
          <table:table-cell table:style-name="ce223" office:value-type="string" calcext:value-type="string">
            <text:p>RU.xml</text:p>
          </table:table-cell>
          <table:table-cell table:style-name="ce223" office:value-type="string" calcext:value-type="string">
            <text:p>.yac</text:p>
          </table:table-cell>
          <table:table-cell table:style-name="ce223" office:value-type="string" calcext:value-type="string">
            <text:p>.yacp</text:p>
          </table:table-cell>
          <table:table-cell table:style-name="ce223" office:value-type="string" calcext:value-type="string">
            <text:p>.yacps</text:p>
          </table:table-cell>
          <table:table-cell table:style-name="ce223" office:value-type="string" calcext:value-type="string">
            <text:p>.yat</text:p>
          </table:table-cell>
          <table:table-cell table:style-name="ce223" office:value-type="string" calcext:value-type="string">
            <text:p>.yaw</text:p>
          </table:table-cell>
          <table:table-cell table:style-name="ce232"/>
          <table:table-cell table:style-name="ce223" office:value-type="string" calcext:value-type="string">
            <text:p>SVN</text:p>
          </table:table-cell>
          <table:table-cell table:style-name="ce232"/>
          <table:table-cell table:style-name="ce223" office:value-type="string" calcext:value-type="string">
            <text:p>Remarks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34" office:value-type="string" calcext:value-type="string">
            <text:p>2020-0x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224" office:value-type="string" calcext:value-type="string">
            <text:p>2.2.0</text:p>
          </table:table-cell>
          <table:table-cell table:style-name="ce229" office:value-type="string" calcext:value-type="string">
            <text:p>1.0.28</text:p>
          </table:table-cell>
          <table:table-cell table:style-name="ce229" office:value-type="string" calcext:value-type="string">
            <text:p>3.5.24</text:p>
          </table:table-cell>
          <table:table-cell table:style-name="ce229" office:value-type="string" calcext:value-type="string">
            <text:p>1.0.22</text:p>
          </table:table-cell>
          <table:table-cell table:style-name="ce229" office:value-type="string" calcext:value-type="string">
            <text:p>0.9.25</text:p>
          </table:table-cell>
          <table:table-cell table:style-name="ce233"/>
          <table:table-cell table:style-name="ce229" office:value-type="string" calcext:value-type="string">
            <text:p>1.7.0</text:p>
          </table:table-cell>
          <table:table-cell table:style-name="ce224" office:value-type="string" calcext:value-type="string">
            <text:p>1.2.1</text:p>
          </table:table-cell>
          <table:table-cell table:number-columns-repeated="3" table:style-name="ce229" office:value-type="string" calcext:value-type="string">
            <text:p>1.0.2</text:p>
          </table:table-cell>
          <table:table-cell table:style-name="ce224" office:value-type="string" calcext:value-type="string">
            <text:p>1.7.1</text:p>
          </table:table-cell>
          <table:table-cell table:style-name="ce245" office:value-type="string" calcext:value-type="string">
            <text:p>1.2.3</text:p>
          </table:table-cell>
          <table:table-cell table:style-name="ce233"/>
          <table:table-cell table:style-name="ce229" office:value-type="string" calcext:value-type="string">
            <text:p>2600</text:p>
          </table:table-cell>
          <table:table-cell table:style-name="ce234"/>
          <table:table-cell table:style-name="ce224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9-10-04" calcext:value-type="date">
            <text:p>2019-10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24" office:value-type="string" calcext:value-type="string">
            <text:p>2.1.0</text:p>
          </table:table-cell>
          <table:table-cell table:style-name="ce224" office:value-type="string" calcext:value-type="string">
            <text:p>1.0.27</text:p>
          </table:table-cell>
          <table:table-cell table:style-name="ce224" office:value-type="string" calcext:value-type="string">
            <text:p>3.5.23</text:p>
          </table:table-cell>
          <table:table-cell table:style-name="ce224" office:value-type="string" calcext:value-type="string">
            <text:p>1.0.21</text:p>
          </table:table-cell>
          <table:table-cell table:style-name="ce224" office:value-type="string" calcext:value-type="string">
            <text:p>0.9.24</text:p>
          </table:table-cell>
          <table:table-cell table:style-name="ce233"/>
          <table:table-cell table:style-name="ce224" office:value-type="string" calcext:value-type="string">
            <text:p>1.7.0</text:p>
          </table:table-cell>
          <table:table-cell table:style-name="ce224" office:value-type="string" calcext:value-type="string">
            <text:p>1.2.0</text:p>
          </table:table-cell>
          <table:table-cell table:number-columns-repeated="3" table:style-name="ce224" office:value-type="string" calcext:value-type="string">
            <text:p>1.0.2</text:p>
          </table:table-cell>
          <table:table-cell table:style-name="ce224" office:value-type="string" calcext:value-type="string">
            <text:p>1.7.0</text:p>
          </table:table-cell>
          <table:table-cell table:style-name="ce243" office:value-type="string" calcext:value-type="string">
            <text:p>1.2.3</text:p>
          </table:table-cell>
          <table:table-cell table:style-name="ce233"/>
          <table:table-cell table:style-name="ce224" office:value-type="string" calcext:value-type="string">
            <text:p>2553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8-04-13" calcext:value-type="date">
            <text:p>2018-04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24" office:value-type="string" calcext:value-type="string">
            <text:p>2.0.0</text:p>
          </table:table-cell>
          <table:table-cell table:style-name="ce224" office:value-type="string" calcext:value-type="string">
            <text:p>1.0.25</text:p>
          </table:table-cell>
          <table:table-cell table:style-name="ce224" office:value-type="string" calcext:value-type="string">
            <text:p>3.5.21</text:p>
          </table:table-cell>
          <table:table-cell table:style-name="ce224" office:value-type="string" calcext:value-type="string">
            <text:p>1.0.19</text:p>
          </table:table-cell>
          <table:table-cell table:style-name="ce224" office:value-type="string" calcext:value-type="string">
            <text:p>0.9.22</text:p>
          </table:table-cell>
          <table:table-cell table:style-name="ce234"/>
          <table:table-cell table:style-name="ce224" office:value-type="string" calcext:value-type="string">
            <text:p>1.6.0</text:p>
          </table:table-cell>
          <table:table-cell table:style-name="ce224" office:value-type="string" calcext:value-type="string">
            <text:p>1.1.0</text:p>
          </table:table-cell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6.0</text:p>
          </table:table-cell>
          <table:table-cell table:style-name="ce224" office:value-type="string" calcext:value-type="string">
            <text:p>1.2.3</text:p>
          </table:table-cell>
          <table:table-cell table:style-name="ce234"/>
          <table:table-cell table:style-name="ce224" office:value-type="string" calcext:value-type="string">
            <text:p>1919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24" office:value-type="string" calcext:value-type="string">
            <text:p>1.99.90</text:p>
          </table:table-cell>
          <table:table-cell table:style-name="ce224" office:value-type="string" calcext:value-type="string">
            <text:p>1.0.23</text:p>
          </table:table-cell>
          <table:table-cell table:style-name="ce226" office:value-type="string" calcext:value-type="string">
            <text:p>3.5.19</text:p>
          </table:table-cell>
          <table:table-cell table:style-name="ce224" office:value-type="string" calcext:value-type="string">
            <text:p>1.0.18</text:p>
          </table:table-cell>
          <table:table-cell table:style-name="ce226" office:value-type="string" calcext:value-type="string">
            <text:p>0.9.20</text:p>
          </table:table-cell>
          <table:table-cell table:style-name="ce234"/>
          <table:table-cell table:style-name="ce224" office:value-type="string" calcext:value-type="string">
            <text:p>1.5.3</text:p>
          </table:table-cell>
          <table:table-cell table:style-name="ce224" office:value-type="string" calcext:value-type="string">
            <text:p>1.0.0</text:p>
          </table:table-cell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3</text:p>
          </table:table-cell>
          <table:table-cell table:style-name="ce224" office:value-type="string" calcext:value-type="string">
            <text:p>1.2.2</text:p>
          </table:table-cell>
          <table:table-cell table:style-name="ce234"/>
          <table:table-cell table:style-name="ce224" office:value-type="string" calcext:value-type="string">
            <text:p>1815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24" office:value-type="string" calcext:value-type="string">
            <text:p>1.99.80</text:p>
          </table:table-cell>
          <table:table-cell table:style-name="ce226" office:value-type="string" calcext:value-type="string">
            <text:p>1.0.21</text:p>
          </table:table-cell>
          <table:table-cell table:style-name="ce226" office:value-type="string" calcext:value-type="string">
            <text:p>3.5.17</text:p>
          </table:table-cell>
          <table:table-cell table:style-name="ce226" office:value-type="string" calcext:value-type="string">
            <text:p>1.0.17</text:p>
          </table:table-cell>
          <table:table-cell table:style-name="ce226" office:value-type="string" calcext:value-type="string">
            <text:p>0.9.18</text:p>
          </table:table-cell>
          <table:table-cell table:style-name="ce234"/>
          <table:table-cell table:style-name="ce224" office:value-type="string" calcext:value-type="string">
            <text:p>1.5.2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2</text:p>
          </table:table-cell>
          <table:table-cell table:style-name="ce243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603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1">
          <table:table-cell table:style-name="ce132"/>
          <table:table-cell table:style-name="ce147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24" office:value-type="string" calcext:value-type="string">
            <text:p>1.99.70</text:p>
          </table:table-cell>
          <table:table-cell table:style-name="ce226" office:value-type="string" calcext:value-type="string">
            <text:p>1.0.19</text:p>
          </table:table-cell>
          <table:table-cell table:style-name="ce226" office:value-type="string" calcext:value-type="string">
            <text:p>3.5.15</text:p>
          </table:table-cell>
          <table:table-cell table:style-name="ce226" office:value-type="string" calcext:value-type="string">
            <text:p>1.0.16</text:p>
          </table:table-cell>
          <table:table-cell table:style-name="ce226" office:value-type="string" calcext:value-type="string">
            <text:p>0.9.16</text:p>
          </table:table-cell>
          <table:table-cell table:style-name="ce234"/>
          <table:table-cell table:style-name="ce224" office:value-type="string" calcext:value-type="string">
            <text:p>1.5.1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1</text:p>
          </table:table-cell>
          <table:table-cell table:style-name="ce243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410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24" office:value-type="string" calcext:value-type="string">
            <text:p>1.99.52</text:p>
          </table:table-cell>
          <table:table-cell table:style-name="ce226" office:value-type="string" calcext:value-type="string">
            <text:p>1.0.17</text:p>
          </table:table-cell>
          <table:table-cell table:style-name="ce226" office:value-type="string" calcext:value-type="string">
            <text:p>3.5.14</text:p>
          </table:table-cell>
          <table:table-cell table:style-name="ce226" office:value-type="string" calcext:value-type="string">
            <text:p>1.0.14</text:p>
          </table:table-cell>
          <table:table-cell table:style-name="ce226" office:value-type="string" calcext:value-type="string">
            <text:p>0.9.15</text:p>
          </table:table-cell>
          <table:table-cell table:style-name="ce234"/>
          <table:table-cell table:style-name="ce242" office:value-type="string" calcext:value-type="string">
            <text:p>1.5.0</text:p>
          </table:table-cell>
          <table:table-cell table:style-name="ce243"/>
          <table:table-cell table:number-columns-repeated="3" table:style-name="ce243" office:value-type="string" calcext:value-type="string">
            <text:p>(1.0.2)</text:p>
          </table:table-cell>
          <table:table-cell table:style-name="ce242" office:value-type="string" calcext:value-type="string">
            <text:p>1.5.0</text:p>
          </table:table-cell>
          <table:table-cell table:style-name="ce242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190</text:p>
          </table:table-cell>
          <table:table-cell/>
          <table:table-cell table:style-name="ce224" office:value-type="string" calcext:value-type="string">
            <text:p>No longer testing settings; settings equal 1.99.50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24" office:value-type="string" calcext:value-type="string">
            <text:p>1.99.51</text:p>
          </table:table-cell>
          <table:table-cell table:style-name="ce226" office:value-type="string" calcext:value-type="string">
            <text:p>1.0.16</text:p>
          </table:table-cell>
          <table:table-cell table:style-name="ce226" office:value-type="string" calcext:value-type="string">
            <text:p>3.5.13</text:p>
          </table:table-cell>
          <table:table-cell table:style-name="ce226" office:value-type="string" calcext:value-type="string">
            <text:p>1.0.13</text:p>
          </table:table-cell>
          <table:table-cell table:style-name="ce226" office:value-type="string" calcext:value-type="string">
            <text:p>0.9.14</text:p>
          </table:table-cell>
          <table:table-cell table:style-name="ce234"/>
          <table:table-cell table:style-name="ce242" office:value-type="string" calcext:value-type="string">
            <text:p>1.5.0</text:p>
          </table:table-cell>
          <table:table-cell table:style-name="ce243"/>
          <table:table-cell table:number-columns-repeated="3" table:style-name="ce243" office:value-type="string" calcext:value-type="string">
            <text:p>(1.0.2)</text:p>
          </table:table-cell>
          <table:table-cell table:style-name="ce242" office:value-type="string" calcext:value-type="string">
            <text:p>1.5.0</text:p>
          </table:table-cell>
          <table:table-cell table:style-name="ce242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162</text:p>
          </table:table-cell>
          <table:table-cell/>
          <table:table-cell table:style-name="ce224" office:value-type="string" calcext:value-type="string">
            <text:p>No longer testing settings; settings equal 1.99.50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24" office:value-type="string" calcext:value-type="string">
            <text:p>1.99.50</text:p>
          </table:table-cell>
          <table:table-cell table:style-name="ce226" office:value-type="string" calcext:value-type="string">
            <text:p>1.0.15</text:p>
          </table:table-cell>
          <table:table-cell table:style-name="ce226" office:value-type="string" calcext:value-type="string">
            <text:p>3.5.12</text:p>
          </table:table-cell>
          <table:table-cell table:style-name="ce226" office:value-type="string" calcext:value-type="string">
            <text:p>1.0.12</text:p>
          </table:table-cell>
          <table:table-cell table:style-name="ce226" office:value-type="string" calcext:value-type="string">
            <text:p>0.9.13</text:p>
          </table:table-cell>
          <table:table-cell table:style-name="ce234"/>
          <table:table-cell table:style-name="ce224" office:value-type="string" calcext:value-type="string">
            <text:p>1.5.0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0</text:p>
          </table:table-cell>
          <table:table-cell table:style-name="ce224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159</text:p>
          </table:table-cell>
          <table:table-cell/>
          <table:table-cell table:style-name="ce246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24" office:value-type="string" calcext:value-type="string">
            <text:p>1.99.34</text:p>
          </table:table-cell>
          <table:table-cell table:style-name="ce226" office:value-type="string" calcext:value-type="string">
            <text:p>1.0.13</text:p>
          </table:table-cell>
          <table:table-cell table:style-name="ce226" office:value-type="string" calcext:value-type="string">
            <text:p>3.5.11</text:p>
          </table:table-cell>
          <table:table-cell table:style-name="ce226" office:value-type="string" calcext:value-type="string">
            <text:p>1.0.10</text:p>
          </table:table-cell>
          <table:table-cell table:style-name="ce226"/>
          <table:table-cell table:style-name="ce234"/>
          <table:table-cell table:style-name="ce224" office:value-type="string" calcext:value-type="string">
            <text:p>1.4.1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4.1</text:p>
          </table:table-cell>
          <table:table-cell table:style-name="ce243" office:value-type="string" calcext:value-type="string">
            <text:p>1.2.0</text:p>
          </table:table-cell>
          <table:table-cell table:style-name="ce234"/>
          <table:table-cell table:style-name="ce224" office:value-type="string" calcext:value-type="string">
            <text:p>799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24" office:value-type="string" calcext:value-type="string">
            <text:p>1.99.33</text:p>
          </table:table-cell>
          <table:table-cell table:style-name="ce226" office:value-type="string" calcext:value-type="string">
            <text:p>1.0.12</text:p>
          </table:table-cell>
          <table:table-cell table:style-name="ce226" office:value-type="string" calcext:value-type="string">
            <text:p>3.5.10</text:p>
          </table:table-cell>
          <table:table-cell table:style-name="ce226" office:value-type="string" calcext:value-type="string">
            <text:p>1.0.9</text:p>
          </table:table-cell>
          <table:table-cell table:style-name="ce226"/>
          <table:table-cell table:style-name="ce234"/>
          <table:table-cell table:style-name="ce242" office:value-type="string" calcext:value-type="string">
            <text:p>1.4.0</text:p>
          </table:table-cell>
          <table:table-cell table:style-name="ce243"/>
          <table:table-cell table:number-columns-repeated="3" table:style-name="ce243" office:value-type="string" calcext:value-type="string">
            <text:p>(1.0.2)</text:p>
          </table:table-cell>
          <table:table-cell table:style-name="ce242" office:value-type="string" calcext:value-type="string">
            <text:p>1.4.0</text:p>
          </table:table-cell>
          <table:table-cell table:style-name="ce242" office:value-type="string" calcext:value-type="string">
            <text:p>1.2.0</text:p>
          </table:table-cell>
          <table:table-cell table:style-name="ce234"/>
          <table:table-cell table:style-name="ce224" office:value-type="string" calcext:value-type="string">
            <text:p>778</text:p>
          </table:table-cell>
          <table:table-cell/>
          <table:table-cell table:style-name="ce224" office:value-type="string" calcext:value-type="string">
            <text:p>No longer testing settings; settings equal 1.99.32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24" office:value-type="string" calcext:value-type="string">
            <text:p>1.99.32</text:p>
          </table:table-cell>
          <table:table-cell table:style-name="ce226" office:value-type="string" calcext:value-type="string">
            <text:p>1.0.11</text:p>
          </table:table-cell>
          <table:table-cell table:style-name="ce226" office:value-type="string" calcext:value-type="string">
            <text:p>3.5.9</text:p>
          </table:table-cell>
          <table:table-cell table:style-name="ce226" office:value-type="string" calcext:value-type="string">
            <text:p>1.0.8</text:p>
          </table:table-cell>
          <table:table-cell table:style-name="ce226"/>
          <table:table-cell table:style-name="ce234"/>
          <table:table-cell table:style-name="ce224" office:value-type="string" calcext:value-type="string">
            <text:p>1.4.0</text:p>
          </table:table-cell>
          <table:table-cell table:style-name="ce224"/>
          <table:table-cell table:number-columns-repeated="3" table:style-name="ce224" office:value-type="string" calcext:value-type="string">
            <text:p>(1.0.2)</text:p>
          </table:table-cell>
          <table:table-cell table:style-name="ce224" office:value-type="string" calcext:value-type="string">
            <text:p>1.4.0</text:p>
          </table:table-cell>
          <table:table-cell table:style-name="ce224" office:value-type="string" calcext:value-type="string">
            <text:p>1.2.0</text:p>
          </table:table-cell>
          <table:table-cell table:style-name="ce234"/>
          <table:table-cell table:style-name="ce224" office:value-type="string" calcext:value-type="string">
            <text:p>769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24" office:value-type="string" calcext:value-type="string">
            <text:p>1.99.30</text:p>
          </table:table-cell>
          <table:table-cell table:style-name="ce226" office:value-type="string" calcext:value-type="string">
            <text:p>1.0.9</text:p>
          </table:table-cell>
          <table:table-cell table:style-name="ce226" office:value-type="string" calcext:value-type="string">
            <text:p>3.5.7</text:p>
          </table:table-cell>
          <table:table-cell table:style-name="ce226" office:value-type="string" calcext:value-type="string">
            <text:p>1.0.6</text:p>
          </table:table-cell>
          <table:table-cell table:style-name="ce226"/>
          <table:table-cell table:style-name="ce234"/>
          <table:table-cell table:style-name="ce226" office:value-type="string" calcext:value-type="string">
            <text:p>1.3.1</text:p>
          </table:table-cell>
          <table:table-cell table:style-name="ce226"/>
          <table:table-cell table:number-columns-repeated="3" table:style-name="ce243" office:value-type="string" calcext:value-type="string">
            <text:p>(1.0.1)</text:p>
          </table:table-cell>
          <table:table-cell table:style-name="ce226" office:value-type="string" calcext:value-type="string">
            <text:p>1.3.1</text:p>
          </table:table-cell>
          <table:table-cell table:style-name="ce226" office:value-type="string" calcext:value-type="string">
            <text:p>1.1.1</text:p>
          </table:table-cell>
          <table:table-cell table:style-name="ce234"/>
          <table:table-cell table:style-name="ce224" office:value-type="string" calcext:value-type="string">
            <text:p>626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52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26" office:value-type="string" calcext:value-type="string">
            <text:p>1.99.28</text:p>
          </table:table-cell>
          <table:table-cell table:style-name="ce226" office:value-type="string" calcext:value-type="string">
            <text:p>1.0.7</text:p>
          </table:table-cell>
          <table:table-cell table:style-name="ce226" office:value-type="string" calcext:value-type="string">
            <text:p>3.5.5</text:p>
          </table:table-cell>
          <table:table-cell table:style-name="ce226" office:value-type="string" calcext:value-type="string">
            <text:p>1.0.4</text:p>
          </table:table-cell>
          <table:table-cell table:style-name="ce226"/>
          <table:table-cell table:style-name="ce234"/>
          <table:table-cell table:style-name="ce226" office:value-type="string" calcext:value-type="string">
            <text:p>1.3.0</text:p>
          </table:table-cell>
          <table:table-cell table:style-name="ce226"/>
          <table:table-cell table:number-columns-repeated="3" table:style-name="ce243" office:value-type="string" calcext:value-type="string">
            <text:p>(1.0.1)</text:p>
          </table:table-cell>
          <table:table-cell table:style-name="ce226" office:value-type="string" calcext:value-type="string">
            <text:p>1.3.0</text:p>
          </table:table-cell>
          <table:table-cell table:style-name="ce226" office:value-type="string" calcext:value-type="string">
            <text:p>1.1.0</text:p>
          </table:table-cell>
          <table:table-cell table:style-name="ce234"/>
          <table:table-cell table:style-name="ce226" office:value-type="string" calcext:value-type="string">
            <text:p>502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/>
          <table:table-cell table:style-name="ce152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26" office:value-type="string" calcext:value-type="string">
            <text:p>1.99.26</text:p>
          </table:table-cell>
          <table:table-cell table:style-name="ce226" office:value-type="string" calcext:value-type="string">
            <text:p>1.0.5</text:p>
          </table:table-cell>
          <table:table-cell table:style-name="ce226" office:value-type="string" calcext:value-type="string">
            <text:p>3.5.3</text:p>
          </table:table-cell>
          <table:table-cell table:style-name="ce226" office:value-type="string" calcext:value-type="string">
            <text:p>1.0.2</text:p>
          </table:table-cell>
          <table:table-cell table:style-name="ce226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number-columns-repeated="3" table:style-name="ce243" office:value-type="string" calcext:value-type="string">
            <text:p>(1.0.1)</text:p>
          </table:table-cell>
          <table:table-cell table:style-name="ce243" office:value-type="string" calcext:value-type="string">
            <text:p>1.2.9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419</text:p>
          </table:table-cell>
          <table:table-cell/>
          <table:table-cell table:style-name="ce224"/>
          <table:table-cell table:number-columns-repeated="40"/>
        </table:table-row>
        <table:table-row table:style-name="ro1">
          <table:table-cell/>
          <table:table-cell table:style-name="ce152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26" office:value-type="string" calcext:value-type="string">
            <text:p>1.99.25</text:p>
          </table:table-cell>
          <table:table-cell table:style-name="ce226" office:value-type="string" calcext:value-type="string">
            <text:p>1.0.4</text:p>
          </table:table-cell>
          <table:table-cell table:style-name="ce226" office:value-type="string" calcext:value-type="string">
            <text:p>3.5.2</text:p>
          </table:table-cell>
          <table:table-cell table:style-name="ce226" office:value-type="string" calcext:value-type="string">
            <text:p>1.0.1</text:p>
          </table:table-cell>
          <table:table-cell table:style-name="ce226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number-columns-repeated="3" table:style-name="ce243" office:value-type="string" calcext:value-type="string">
            <text:p>(1.0.1)</text:p>
          </table:table-cell>
          <table:table-cell table:style-name="ce226" office:value-type="string" calcext:value-type="string">
            <text:p>1.2.9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385</text:p>
          </table:table-cell>
          <table:table-cell/>
          <table:table-cell table:style-name="ce224"/>
          <table:table-cell table:number-columns-repeated="40"/>
        </table:table-row>
        <table:table-row table:style-name="ro1">
          <table:table-cell/>
          <table:table-cell table:style-name="ce152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26" office:value-type="string" calcext:value-type="string">
            <text:p>1.99.24</text:p>
          </table:table-cell>
          <table:table-cell table:style-name="ce226" office:value-type="string" calcext:value-type="string">
            <text:p>1.0.4</text:p>
          </table:table-cell>
          <table:table-cell table:style-name="ce226" office:value-type="string" calcext:value-type="string">
            <text:p>3.5.2</text:p>
          </table:table-cell>
          <table:table-cell table:style-name="ce226" office:value-type="string" calcext:value-type="string">
            <text:p>1.0.1</text:p>
          </table:table-cell>
          <table:table-cell table:style-name="ce226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number-columns-repeated="3" table:style-name="ce224" office:value-type="string" calcext:value-type="string">
            <text:p>(1.0.1)</text:p>
          </table:table-cell>
          <table:table-cell table:style-name="ce226" office:value-type="string" calcext:value-type="string">
            <text:p>1.2.8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369</text:p>
          </table:table-cell>
          <table:table-cell/>
          <table:table-cell table:style-name="ce224"/>
          <table:table-cell table:number-columns-repeated="40"/>
        </table:table-row>
        <table:table-row table:style-name="ro1">
          <table:table-cell/>
          <table:table-cell table:style-name="ce152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26" office:value-type="string" calcext:value-type="string">
            <text:p>1.99.23</text:p>
          </table:table-cell>
          <table:table-cell table:style-name="ce226" office:value-type="string" calcext:value-type="string">
            <text:p>1.0.1</text:p>
          </table:table-cell>
          <table:table-cell table:style-name="ce226" office:value-type="string" calcext:value-type="string">
            <text:p>3.5.0</text:p>
          </table:table-cell>
          <table:table-cell table:style-name="ce220" table:number-columns-repeated="2"/>
          <table:table-cell/>
          <table:table-cell table:style-name="ce244" office:value-type="string" calcext:value-type="string">
            <text:p>1.2.4</text:p>
          </table:table-cell>
          <table:table-cell table:style-name="ce226"/>
          <table:table-cell table:number-columns-repeated="3" table:style-name="ce243" office:value-type="string" calcext:value-type="string">
            <text:p>(1.0.0)</text:p>
          </table:table-cell>
          <table:table-cell table:style-name="ce244" office:value-type="string" calcext:value-type="string">
            <text:p>1.2.7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251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26" office:value-type="string" calcext:value-type="string">
            <text:p>1.99.22</text:p>
          </table:table-cell>
          <table:table-cell table:style-name="ce226" office:value-type="string" calcext:value-type="string">
            <text:p>1.0.1</text:p>
          </table:table-cell>
          <table:table-cell table:style-name="ce226" office:value-type="string" calcext:value-type="string">
            <text:p>3.5.0</text:p>
          </table:table-cell>
          <table:table-cell table:style-name="ce220" table:number-columns-repeated="2"/>
          <table:table-cell/>
          <table:table-cell table:style-name="ce242" office:value-type="string" calcext:value-type="string">
            <text:p>1.2.3</text:p>
          </table:table-cell>
          <table:table-cell table:style-name="ce243"/>
          <table:table-cell table:number-columns-repeated="3" table:style-name="ce224" office:value-type="string" calcext:value-type="string">
            <text:p>(1.0.0)</text:p>
          </table:table-cell>
          <table:table-cell table:style-name="ce244" office:value-type="string" calcext:value-type="string">
            <text:p>1.2.6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247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26" office:value-type="string" calcext:value-type="string">
            <text:p>1.99.20</text:p>
          </table:table-cell>
          <table:table-cell table:style-name="ce226" office:value-type="string" calcext:value-type="string">
            <text:p>1.0.0</text:p>
          </table:table-cell>
          <table:table-cell table:style-name="ce226" office:value-type="string" calcext:value-type="string">
            <text:p>1.2.0</text:p>
          </table:table-cell>
          <table:table-cell table:style-name="ce220" table:number-columns-repeated="2"/>
          <table:table-cell/>
          <table:table-cell table:style-name="ce244" office:value-type="string" calcext:value-type="string">
            <text:p>1.2.3</text:p>
          </table:table-cell>
          <table:table-cell table:style-name="ce226" table:number-columns-repeated="4"/>
          <table:table-cell table:style-name="ce244" office:value-type="string" calcext:value-type="string">
            <text:p>1.2.5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201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26" office:value-type="string" calcext:value-type="string">
            <text:p>1.99.19</text:p>
          </table:table-cell>
          <table:table-cell table:style-name="ce220" table:number-columns-repeated="4"/>
          <table:table-cell/>
          <table:table-cell table:style-name="ce242" office:value-type="string" calcext:value-type="string">
            <text:p>1.2.2</text:p>
          </table:table-cell>
          <table:table-cell table:style-name="ce243" table:number-columns-repeated="4"/>
          <table:table-cell table:style-name="ce244" office:value-type="string" calcext:value-type="string">
            <text:p>1.2.4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136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26" office:value-type="string" calcext:value-type="string">
            <text:p>1.99.18</text:p>
          </table:table-cell>
          <table:table-cell table:style-name="ce220" table:number-columns-repeated="4"/>
          <table:table-cell/>
          <table:table-cell table:style-name="ce242" office:value-type="string" calcext:value-type="string">
            <text:p>1.2.2</text:p>
          </table:table-cell>
          <table:table-cell table:style-name="ce243" table:number-columns-repeated="4"/>
          <table:table-cell table:style-name="ce244" office:value-type="string" calcext:value-type="string">
            <text:p>1.2.3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122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26" office:value-type="string" calcext:value-type="string">
            <text:p>1.99.17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2.2</text:p>
          </table:table-cell>
          <table:table-cell table:style-name="ce226" table:number-columns-repeated="4"/>
          <table:table-cell table:style-name="ce244" office:value-type="string" calcext:value-type="string">
            <text:p>1.2.2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105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26" office:value-type="string" calcext:value-type="string">
            <text:p>1.99.13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2.1</text:p>
          </table:table-cell>
          <table:table-cell table:style-name="ce226" table:number-columns-repeated="4"/>
          <table:table-cell table:style-name="ce244" office:value-type="string" calcext:value-type="string">
            <text:p>1.2.1</text:p>
          </table:table-cell>
          <table:table-cell table:style-name="ce244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(45)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26" office:value-type="string" calcext:value-type="string">
            <text:p>1.99.12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2.0</text:p>
          </table:table-cell>
          <table:table-cell table:style-name="ce226" table:number-columns-repeated="4"/>
          <table:table-cell table:style-name="ce244" office:value-type="string" calcext:value-type="string">
            <text:p>1.2.0</text:p>
          </table:table-cell>
          <table:table-cell table:number-columns-repeated="2"/>
          <table:table-cell table:style-name="ce226" office:value-type="string" calcext:value-type="string">
            <text:p>9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26" office:value-type="string" calcext:value-type="string">
            <text:p>1.99.8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1.2</text:p>
          </table:table-cell>
          <table:table-cell table:style-name="ce226" table:number-columns-repeated="4"/>
          <table:table-cell table:style-name="ce244" office:value-type="string" calcext:value-type="string">
            <text:p>1.1.2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26" office:value-type="string" calcext:value-type="string">
            <text:p>1.99.3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1.1</text:p>
          </table:table-cell>
          <table:table-cell table:style-name="ce226" table:number-columns-repeated="4"/>
          <table:table-cell table:style-name="ce244" office:value-type="string" calcext:value-type="string">
            <text:p>1.1.1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26" office:value-type="string" calcext:value-type="string">
            <text:p>1.99.0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1.0</text:p>
          </table:table-cell>
          <table:table-cell table:style-name="ce226" table:number-columns-repeated="4"/>
          <table:table-cell table:style-name="ce244" office:value-type="string" calcext:value-type="string">
            <text:p>1.1.0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6" office:value-type="string" calcext:value-type="string">
            <text:p>1.0.2</text:p>
          </table:table-cell>
          <table:table-cell table:style-name="ce220" table:number-columns-repeated="4"/>
          <table:table-cell/>
          <table:table-cell table:style-name="ce242" office:value-type="string" calcext:value-type="string">
            <text:p>1.0.1</text:p>
          </table:table-cell>
          <table:table-cell table:style-name="ce243" table:number-columns-repeated="4"/>
          <table:table-cell table:style-name="ce242" office:value-type="string" calcext:value-type="string">
            <text:p>1.0.1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6" office:value-type="string" calcext:value-type="string">
            <text:p>1.0.1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0.1</text:p>
          </table:table-cell>
          <table:table-cell table:style-name="ce226" table:number-columns-repeated="4"/>
          <table:table-cell table:style-name="ce244" office:value-type="string" calcext:value-type="string">
            <text:p>1.0.1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6" office:value-type="string" calcext:value-type="string">
            <text:p>1.0.0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0.0</text:p>
          </table:table-cell>
          <table:table-cell table:style-name="ce226" table:number-columns-repeated="4"/>
          <table:table-cell table:style-name="ce244" office:value-type="string" calcext:value-type="string">
            <text:p>1.0.0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213" table:number-columns-repeated="2"/>
          <table:table-cell table:style-name="ce220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989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35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35"/>
        </table:table-row>
        <table:table-row table:style-name="ro3">
          <table:table-cell table:style-name="ce252" office:value-type="float" office:value="1" calcext:value-type="float">
            <text:p>1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Regression Test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65])" office:value-type="time" office:time-value="PT13H30M00S" calcext:value-type="time">
            <text:p>13:30</text:p>
          </table:table-cell>
          <table:table-cell table:style-name="ce292" table:formula="of:=['0. Overview'.$J$3]" office:value-type="time" office:time-value="PT00H00M00S" calcext:value-type="time">
            <text:p>00:00</text:p>
          </table:table-cell>
          <table:table-cell table:style-name="ce312" table:formula="of:=MAX([.I4:.I65565])" office:value-type="time" office:time-value="PT13H30M00S" calcext:value-type="time">
            <text:p>13:30</text:p>
          </table:table-cell>
          <table:table-cell table:style-name="ce318" table:number-columns-repeated="989"/>
        </table:table-row>
        <table:table-row table:style-name="ro1">
          <table:table-cell table:style-name="ce254"/>
          <table:table-cell table:style-name="ce260"/>
          <table:table-cell table:number-columns-repeated="997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coding style checks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4])+[.G5]" office:value-type="time" office:time-value="PT00H30M00S" calcext:value-type="time">
            <text:p>00:30</text:p>
          </table:table-cell>
          <table:table-cell table:style-name="ce316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1.1.1." calcext:value-type="string">
            <text:p>1.1.1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1"/>
          <table:table-cell table:style-name="ce261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assembly checks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295" table:formula="of:=MAX([.I$1:.I10])+[.G11]" office:value-type="time" office:time-value="PT01H30M00S" calcext:value-type="time">
            <text:p>01:30</text:p>
          </table:table-cell>
          <table:table-cell table:style-name="ce317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1"/>
          <table:table-cell table:style-name="ce261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automated tests</text:p>
          </table:table-cell>
          <table:table-cell table:style-name="ce274"/>
          <table:table-cell table:style-name="ce295" office:value-type="time" office:time-value="PT06H00M00S" calcext:value-type="time">
            <text:p>06:00</text:p>
          </table:table-cell>
          <table:table-cell table:style-name="ce316"/>
          <table:table-cell table:style-name="ce295" table:formula="of:=MAX([.I$1:.I36])+[.G37]" office:value-type="time" office:time-value="PT07H30M00S" calcext:value-type="time">
            <text:p>07:30</text:p>
          </table:table-cell>
          <table:table-cell table:style-name="ce317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78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263" table:formula="of:=CONCATENATE([.B$37]; COUNTA([.C$38:.C40]); &quot;.&quot;)" office:value-type="string" office:string-value="1.3.2." calcext:value-type="string">
            <text:p>1.3.2.</text:p>
          </table:table-cell>
          <table:table-cell table:style-name="ce278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37]; COUNTA([.C$38:.C44]); &quot;.&quot;)" office:value-type="string" office:string-value="1.3.3." calcext:value-type="string">
            <text:p>1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37]; COUNTA([.C$38:.C46]); &quot;.&quot;)" office:value-type="string" office:string-value="1.3.4." calcext:value-type="string">
            <text:p>1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2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3]" office:value-type="string" office:string-value="&gt; MKY.IO.Ports.Test (2' 00'' but see issue below)" calcext:value-type="string">
            <text:p>&gt; MKY.IO.Ports.Test (2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4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5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6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7]" office:value-type="string" office:string-value="&gt; MKY.IO.Usb.Test (0' 40'' but see issue below)" calcext:value-type="string">
            <text:p>&gt; MKY.IO.Usb.Test (0' 4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8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9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0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1]" office:value-type="string" office:string-value="&gt; YAT.Domain.Test (18' 00'' but see issue below)" calcext:value-type="string">
            <text:p>&gt; YAT.Domain.Test (18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2]" office:value-type="string" office:string-value="    &gt; SendTest (1h 20' !! but see issue below)" calcext:value-type="string">
            <text:p><text:s text:c="4"/>&gt; SendTest (1h 20' !!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4]" office:value-type="string" office:string-value="    &gt; Clear (0' 05'' but see issue below)" calcext:value-type="string">
            <text:p><text:s text:c="4"/>&gt; Clear (0' 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5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6]" office:value-type="string" office:string-value="    &gt; Connection (1' 40'')" calcext:value-type="string">
            <text:p><text:s text:c="4"/>&gt; Connection (1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7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8]" office:value-type="string" office:string-value="    &gt; Start (0' 01'')" calcext:value-type="string">
            <text:p><text:s text:c="4"/>&gt; Start (0' 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9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1]" office:value-type="string" office:string-value="        &gt; MTSicsDevice (6' 00'' but see issue below)" calcext:value-type="string">
            <text:p><text:s text:c="8"/>&gt; MTSicsDevice (6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2]" office:value-type="string" office:string-value="        &gt; OneWay          (6' 00'')" calcext:value-type="string">
            <text:p><text:s text:c="8"/>&gt; OneWay <text:s text:c="9"/>(6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3]" office:value-type="string" office:string-value="        &gt; Repeating        (7' 30'')" calcext:value-type="string">
            <text:p><text:s text:c="8"/>&gt; Repeating <text:s text:c="7"/>(7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4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5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6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7]" office:value-type="string" office:string-value="&gt; YAT.View.Test (0' 30'')" calcext:value-type="string">
            <text:p>&gt; YAT.View.Test 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9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263"/>
          <table:table-cell table:style-name="ce278"/>
          <table:table-cell table:style-name="ce280" table:formula="of:=['3. Final Testing'.E80]" office:value-type="string" office:string-value="MKY.IO.Ports.Test.SerialPort.ConnectionTest.TestDisconnectReconnect...() may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and 2.0.0 on 2018-04-06 :-)&#10;                                                                   (Note that test has successfully completed on debug configuration as well as when preparing 2.2.0 Preliminary on 2020-06-16 and 2020-07-1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and 2.0.0 on 2018-04-06 :-)</text:p>
            <text:p>                                                                   (Note that test has successfully completed on debug configuration as well as when preparing 2.2.0 Preliminary on 2020-06-16 and 2020-07-1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6" table:formula="of:=['3. Final Testing'.E82]" office:value-type="string" office:string-value="YAT.Domain.Test.Terminal.SendTest* sometimes fail due to hickups =&gt; Simply run the failed tests again." calcext:value-type="string">
            <text:p>YAT.Domain.Test.Terminal.SendTest* sometimes fail due to hickup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3" table:formula="of:=['3. Final Testing'.E83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3" table:formula="of:=['3. Final Testing'.E84]" office:value-type="string" office:string-value="YAT.Domain.Test.TextTerminal.WaitForResponseTest.TestDefault sometimes fail =&gt; Simply run the failed tests again." calcext:value-type="string">
            <text:p>YAT.Domain.Test.TextTerminal.WaitForResponseTest.TestDefault sometimes fail =&gt; Simply run the failed tests again.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63"/>
          <table:table-cell table:style-name="ce278"/>
          <table:table-cell table:style-name="ce283" table:formula="of:=['3. Final Testing'.E85]" office:value-type="string" office:string-value="YAT.Model.Test.ClearTest sometimes fail =&gt; Simply run the failed tests again.&#10;                                                                   (Note that test has successfully completed on debug configuration as well as when preparing 2.2.0 Preliminary on 2020-07-16 :-)" calcext:value-type="string">
            <text:p>YAT.Model.Test.ClearTest sometimes fail =&gt; Simply run the failed tests again.</text:p>
            <text:p>                                                                   (Note that test has successfully completed on debug configuration as well as when preparing 2.2.0 Preliminary on 2020-07-16 :-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6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8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1"/>
          <table:table-cell table:style-name="ce261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manual tests</text:p>
          </table:table-cell>
          <table:table-cell table:style-name="ce274"/>
          <table:table-cell table:style-name="ce295" office:value-type="time" office:time-value="PT06H00M00S" calcext:value-type="time">
            <text:p>06:00</text:p>
          </table:table-cell>
          <table:table-cell table:style-name="ce316"/>
          <table:table-cell table:style-name="ce295" table:formula="of:=MAX([.I$1:.I91])+[.G92]" office:value-type="time" office:time-value="PT13H30M00S" calcext:value-type="time">
            <text:p>13:30</text:p>
          </table:table-cell>
          <table:table-cell table:style-name="ce316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2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58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58"/>
        </table:table-row>
        <table:table-row table:style-name="ro3">
          <table:table-cell table:style-name="ce252" office:value-type="float" office:value="2" calcext:value-type="float">
            <text:p>2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Preparation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69])" office:value-type="time" office:time-value="PT01H40M00S" calcext:value-type="time">
            <text:p>01:40</text:p>
          </table:table-cell>
          <table:table-cell table:style-name="ce292" table:formula="of:=['1. Regression Testing'.$J$3]" office:value-type="time" office:time-value="PT13H30M00S" calcext:value-type="time">
            <text:p>13:30</text:p>
          </table:table-cell>
          <table:table-cell table:style-name="ce312" table:formula="of:=MAX([.I4:.I65577])" office:value-type="time" office:time-value="PT15H10M00S" calcext:value-type="time">
            <text:p>15:10</text:p>
          </table:table-cell>
          <table:table-cell table:style-name="ce318" table:number-columns-repeated="1012"/>
        </table:table-row>
        <table:table-row table:style-name="ro1">
          <table:table-cell table:style-name="ce254"/>
          <table:table-cell table:style-name="ce260"/>
          <table:table-cell table:number-columns-repeated="1020"/>
        </table:table-row>
        <table:table-row table:style-name="ro1">
          <table:table-cell table:style-name="ce319"/>
          <table:table-cell table:style-name="ce32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23"/>
          <table:table-cell table:style-name="ce324"/>
          <table:table-cell table:style-name="ce323" office:value-type="string" calcext:value-type="string">
            <text:p>Set versions</text:p>
          </table:table-cell>
          <table:table-cell table:style-name="ce323"/>
          <table:table-cell table:style-name="ce329" office:value-type="time" office:time-value="PT00H15M00S" calcext:value-type="time">
            <text:p>00:15</text:p>
          </table:table-cell>
          <table:table-cell table:style-name="ce331"/>
          <table:table-cell table:style-name="ce329" table:formula="of:=MAX([.I$1:.I4])+[.G5]" office:value-type="time" office:time-value="PT13H45M00S" calcext:value-type="time">
            <text:p>13:45</text:p>
          </table:table-cell>
          <table:table-cell table:style-name="ce331"/>
          <table:table-cell table:style-name="ce319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6]); &quot;.&quot;)" office:value-type="string" office:string-value="2.1.1." calcext:value-type="string">
            <text:p>2.1.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ALAZ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6">
          <table:table-cell table:style-name="ce320"/>
          <table:table-cell table:style-name="ce322" table:number-columns-repeated="2"/>
          <table:table-cell table:style-name="ce325"/>
          <table:table-cell table:style-name="ce326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8]); &quot;.&quot;)" office:value-type="string" office:string-value="2.1.2." calcext:value-type="string">
            <text:p>2.1.2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MKY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Same reason as abov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0]); &quot;.&quot;)" office:value-type="string" office:string-value="2.1.3." calcext:value-type="string">
            <text:p>2.1.3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Same reason as abov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2]); &quot;.&quot;)" office:value-type="string" office:string-value="2.1.4." calcext:value-type="string">
            <text:p>2.1.4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NUnit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dditional increment makes little sense as NUnit is not distributed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4]); &quot;.&quot;)" office:value-type="string" office:string-value="2.1.5." calcext:value-type="string">
            <text:p>2.1.5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YAT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Same reason as abov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6]); &quot;.&quot;)" office:value-type="string" office:string-value="2.1.6." calcext:value-type="string">
            <text:p>2.1.6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lso remove 'Development', e.g. '// MKY Version 1.0.27'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8]); &quot;.&quot;)" office:value-type="string" office:string-value="2.1.7." calcext:value-type="string">
            <text:p>2.1.7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lso remove 'Development', e.g. '// NUnit Version 1.0.21', if apparent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20]); &quot;.&quot;)" office:value-type="string" office:string-value="2.1.8." calcext:value-type="string">
            <text:p>2.1.8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22]); &quot;.&quot;)" office:value-type="string" office:string-value="2.1.9." calcext:value-type="string">
            <text:p>2.1.9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all other file headers (*.cs throughout \Trunk)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2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22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Set installation version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295" table:formula="of:=MAX([.I$1:.I29])+[.G30]" office:value-type="time" office:time-value="PT13H50M00S" calcext:value-type="time">
            <text:p>13:5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61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date settings defaults and schema in "YAT\!-Settings\!-Current"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36])+[.G37]" office:value-type="time" office:time-value="PT14H20M00S" calcext:value-type="time">
            <text:p>14:20</text:p>
          </table:table-cell>
          <table:table-cell table:style-name="ce317"/>
          <table:table-cell table:number-columns-repeated="1012"/>
        </table:table-row>
        <table:table-row table:style-name="ro1">
          <table:table-cell table:number-columns-repeated="2"/>
          <table:table-cell table:style-name="ce263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18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18"/>
        </table:table-row>
        <table:table-row table:style-name="ro1">
          <table:table-cell table:number-columns-repeated="2"/>
          <table:table-cell table:style-name="ce263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2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18"/>
        </table:table-row>
        <table:table-row table:style-name="ro1">
          <table:table-cell table:style-name="ce131"/>
          <table:table-cell table:style-name="ce261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dd new settings defaults and schema to settings archive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333" table:formula="of:=MAX([.I$1:.I57])+[.G58]" office:value-type="time" office:time-value="PT14H25M00S" calcext:value-type="time">
            <text:p>14:25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78" office:value-type="string" calcext:value-type="string">
            <text:p></text:p>
          </table:table-cell>
          <table:table-cell table:style-name="ce320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78" office:value-type="string" calcext:value-type="string">
            <text:p></text:p>
          </table:table-cell>
          <table:table-cell table:style-name="ce320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grade settings in settings archive "YAT\!-Settings\!-Current"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333" table:formula="of:=MAX([.I$1:.I62])+[.G63]" office:value-type="time" office:time-value="PT14H55M00S" calcext:value-type="time">
            <text:p>14:55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2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2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dd new settings to settings archive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333" table:formula="of:=MAX([.I$1:.I92])+[.G93]" office:value-type="time" office:time-value="PT15H05M00S" calcext:value-type="time">
            <text:p>15:05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78" office:value-type="string" calcext:value-type="string">
            <text:p></text:p>
          </table:table-cell>
          <table:table-cell table:style-name="ce32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build and commit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333" table:formula="of:=MAX([.I$1:.I97])+[.G98]" office:value-type="time" office:time-value="PT15H10M00S" calcext:value-type="time">
            <text:p>15:10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5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3" calcext:value-type="float">
            <text:p>3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Final Test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87])" office:value-type="time" office:time-value="PT01H30M00S" calcext:value-type="time">
            <text:p>01:30</text:p>
          </table:table-cell>
          <table:table-cell table:style-name="ce292" table:formula="of:=['2. Preparation'.$J$3]" office:value-type="time" office:time-value="PT15H10M00S" calcext:value-type="time">
            <text:p>15:10</text:p>
          </table:table-cell>
          <table:table-cell table:style-name="ce312" table:formula="of:=MAX([.I4:.I65606])" office:value-type="time" office:time-value="PT16H40M00S" calcext:value-type="time">
            <text:p>16:40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/>
          <table:table-cell table:style-name="ce26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-Run coding style check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4])+[.G5]" office:value-type="time" office:time-value="PT15H20M00S" calcext:value-type="time">
            <text:p>15:20</text:p>
          </table:table-cell>
          <table:table-cell table:style-name="ce316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5]; COUNTA([.C6:.C$6]); &quot;.&quot;)" office:value-type="string" office:string-value="3.1.1." calcext:value-type="string">
            <text:p>3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-Run assembly check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10])+[.G11]" office:value-type="time" office:time-value="PT15H30M00S" calcext:value-type="time">
            <text:p>15:3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-run automated tests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295" table:formula="of:=MAX([.I$1:.I36])+[.G37]" office:value-type="time" office:time-value="PT16H30M00S" calcext:value-type="time">
            <text:p>16:3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78" office:value-type="string" calcext:value-type="string">
            <text:p></text:p>
          </table:table-cell>
          <table:table-cell table:style-name="ce282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2"/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7]; COUNTA([.C$38:.C40]); &quot;.&quot;)" office:value-type="string" office:string-value="3.3.2." calcext:value-type="string">
            <text:p>3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37]; COUNTA([.C$38:.C44]); &quot;.&quot;)" office:value-type="string" office:string-value="3.3.3." calcext:value-type="string">
            <text:p>3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37]; COUNTA([.C$38:.C46]); &quot;.&quot;)" office:value-type="string" office:string-value="3.3.4." calcext:value-type="string">
            <text:p>3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Ports.Test (2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Usb.Test (0' 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Domain.Test (18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SendTest (1h 20' !!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Clear (0' 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Connection (1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6" office:value-type="string" calcext:value-type="string">
            <text:p><text:s text:c="4"/>&gt; Start (0' 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MTSicsDevice (6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OneWay <text:s text:c="9"/>(6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Repeating <text:s text:c="7"/>(7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View.Test 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<text:span text:style-name="T17">                                                                   (Note that test has successfully completed on release configuration when releasing 1.99.90 on 2018-01-12 and 2.0.0 on 2018-04-06</text:span> :-)</text:p>
            <text:p>                                                                   (Note that test has successfully completed on debug configuration as well as when preparing 2.2.0 Preliminary on 2020-06-16 and 2020-07-16 :-)</text:p>
            <text:p><text:span text:style-name="T17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Domain.Test.Terminal.SendTest* sometimes fail due to hickup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Domain.Test.TextTerminal.WaitForResponseTest.TestDefault sometimes fail =&gt; Simply run the failed tests again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ClearTest sometimes fail =&gt; Simply run the failed tests again.</text:p>
            <text:p><text:span text:style-name="T17">                                                                   (Note that test has successfully completed on debug configuration as well as when preparing 2.2.0 Preliminary on 2020-07-16 :-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92]); &quot;.&quot;)" office:value-type="string" office:string-value="3.4." calcext:value-type="string">
            <text:p>3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heck and commit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91])+[.G92]" office:value-type="time" office:time-value="PT16H40M00S" calcext:value-type="time">
            <text:p>16:4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92]; COUNTA([.C$93:.C93]); &quot;.&quot;)" office:value-type="string" office:string-value="3.4.1." calcext:value-type="string">
            <text:p>3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92]; COUNTA([.C$93:.C102]); &quot;.&quot;)" office:value-type="string" office:string-value="3.4.2." calcext:value-type="string">
            <text:p>3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92]; COUNTA([.C$93:.C111]); &quot;.&quot;)" office:value-type="string" office:string-value="3.4.3." calcext:value-type="string">
            <text:p>3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/>
          <table:table-cell table:style-name="ce263" table:formula="of:=CONCATENATE([.B$92]; COUNTA([.C$93:.C120]); &quot;.&quot;)" office:value-type="string" office:string-value="3.4.4." calcext:value-type="string">
            <text:p>3.4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 office:value-type="string" calcext:value-type="string">
            <text:p>&gt; No match whole word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156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1 occurrence expected in ALAZ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Several in ArgsHandler, Configuration, Diagnostics, EnvironmentEx, EventHelper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Several more in Usb, Hid, Terminal, Workspace, SendFile, SendText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/>
          <table:table-cell table:style-name="ce263" table:formula="of:=CONCATENATE([.B$92]; COUNTA([.C$93:.C129]); &quot;.&quot;)" office:value-type="string" office:string-value="3.4.5." calcext:value-type="string">
            <text:p>3.4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11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4 occurrences expected in Event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<text:span text:style-name="T17">&gt; 7 occurrences expected related to </text:span>SplitContainer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92]; COUNTA([.C$93:.C136]); &quot;.&quot;)" office:value-type="string" office:string-value="3.4.6." calcext:value-type="string">
            <text:p>3.4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2"/>
          <table:table-cell table:style-name="ce27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92]; COUNTA([.C$93:.C139]); &quot;.&quot;)" office:value-type="string" office:string-value="3.4.7." calcext:value-type="string">
            <text:p>3.4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345"/>
        <table:table-column table:style-name="co19" table:default-cell-style-name="ce345"/>
        <table:table-column table:style-name="co20" table:default-cell-style-name="ce345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4" table:number-columns-repeated="4" table:default-cell-style-name="ce345"/>
        <table:table-column table:style-name="co16" table:number-columns-repeated="54" table:default-cell-style-name="ce345"/>
        <table:table-column table:style-name="co16" table:number-columns-repeated="960" table:default-cell-style-name="Default"/>
        <table:table-row table:style-name="ro1">
          <table:table-cell table:style-name="ce340"/>
          <table:table-cell table:style-name="ce346" table:number-columns-repeated="4"/>
          <table:table-cell table:style-name="ce359" office:value-type="string" calcext:value-type="string">
            <text:p>Duration</text:p>
          </table:table-cell>
          <table:table-cell table:style-name="ce361" office:value-type="string" calcext:value-type="string">
            <text:p>Step</text:p>
          </table:table-cell>
          <table:table-cell table:style-name="ce366"/>
          <table:table-cell table:style-name="ce361" office:value-type="string" calcext:value-type="string">
            <text:p>Total</text:p>
          </table:table-cell>
          <table:table-cell table:style-name="ce366"/>
          <table:table-cell table:style-name="ce346" table:number-columns-repeated="54"/>
          <table:table-cell table:number-columns-repeated="960"/>
        </table:table-row>
        <table:table-row table:style-name="ro1">
          <table:table-cell table:style-name="ce341"/>
          <table:table-cell table:style-name="ce347" table:number-columns-repeated="4"/>
          <table:table-cell table:style-name="ce360"/>
          <table:table-cell table:style-name="ce362"/>
          <table:table-cell table:style-name="ce367"/>
          <table:table-cell table:style-name="ce362"/>
          <table:table-cell table:style-name="ce367"/>
          <table:table-cell table:style-name="ce347" table:number-columns-repeated="54"/>
          <table:table-cell table:number-columns-repeated="960"/>
        </table:table-row>
        <table:table-row table:style-name="ro3">
          <table:table-cell table:style-name="ce342" office:value-type="float" office:value="4" calcext:value-type="float">
            <text:p>4.</text:p>
          </table:table-cell>
          <table:table-cell table:style-name="ce348"/>
          <table:table-cell table:style-name="ce352"/>
          <table:table-cell table:style-name="ce354"/>
          <table:table-cell table:style-name="ce348" office:value-type="string" calcext:value-type="string">
            <text:p>Build</text:p>
          </table:table-cell>
          <table:table-cell table:style-name="ce352"/>
          <table:table-cell table:style-name="ce363" office:value-type="time" office:time-value="PT00H00M00S" calcext:value-type="time">
            <text:p>00:00</text:p>
          </table:table-cell>
          <table:table-cell table:style-name="ce368" table:formula="of:=[.G3]+SUM([.G4:.G65518])" office:value-type="time" office:time-value="PT00H40M00S" calcext:value-type="time">
            <text:p>00:40</text:p>
          </table:table-cell>
          <table:table-cell table:style-name="ce363" table:formula="of:=['3. Final Testing'.$J$3]" office:value-type="time" office:time-value="PT16H40M00S" calcext:value-type="time">
            <text:p>16:40</text:p>
          </table:table-cell>
          <table:table-cell table:style-name="ce368" table:formula="of:=MAX([.I4:.I65518])" office:value-type="time" office:time-value="PT17H20M00S" calcext:value-type="time">
            <text:p>17:20</text:p>
          </table:table-cell>
          <table:table-cell table:style-name="ce372" table:number-columns-repeated="1014"/>
        </table:table-row>
        <table:table-row table:style-name="ro1">
          <table:table-cell table:style-name="ce343"/>
          <table:table-cell table:style-name="ce349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 table:style-name="ce344"/>
          <table:table-cell table:style-name="ce350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53"/>
          <table:table-cell table:style-name="ce356"/>
          <table:table-cell table:style-name="ce353" office:value-type="string" calcext:value-type="string">
            <text:p>Finalize release notes</text:p>
          </table:table-cell>
          <table:table-cell table:style-name="ce353"/>
          <table:table-cell table:style-name="ce365" office:value-type="time" office:time-value="PT00H10M00S" calcext:value-type="time">
            <text:p>00:10</text:p>
          </table:table-cell>
          <table:table-cell table:style-name="ce370"/>
          <table:table-cell table:style-name="ce365" table:formula="of:=MAX([.I$1:.I4])+[.G5]" office:value-type="time" office:time-value="PT16H50M00S" calcext:value-type="time">
            <text:p>16:50</text:p>
          </table:table-cell>
          <table:table-cell table:style-name="ce370"/>
          <table:table-cell table:style-name="ce344" table:number-columns-repeated="54"/>
          <table:table-cell table:number-columns-repeated="960"/>
        </table:table-row>
        <table:table-row table:style-name="ro1">
          <table:table-cell/>
          <table:table-cell table:style-name="ce351"/>
          <table:table-cell table:style-name="ce351" table:formula="of:=CONCATENATE([.B$5]; COUNTA([.C$6:.C6]); &quot;.&quot;)" office:value-type="string" office:string-value="4.1.1." calcext:value-type="string">
            <text:p>4.1.1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7]); &quot;.&quot;)" office:value-type="string" office:string-value="4.1.2." calcext:value-type="string">
            <text:p>4.1.2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8]); &quot;.&quot;)" office:value-type="string" office:string-value="4.1.3." calcext:value-type="string">
            <text:p>4.1.3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9]); &quot;.&quot;)" office:value-type="string" office:string-value="4.1.4." calcext:value-type="string">
            <text:p>4.1.4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10]); &quot;.&quot;)" office:value-type="string" office:string-value="4.1.5." calcext:value-type="string">
            <text:p>4.1.5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 table:style-name="ce344"/>
          <table:table-cell table:style-name="ce350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53"/>
          <table:table-cell table:style-name="ce356"/>
          <table:table-cell table:style-name="ce353" office:value-type="string" calcext:value-type="string">
            <text:p>Prepare package directory</text:p>
          </table:table-cell>
          <table:table-cell table:style-name="ce353"/>
          <table:table-cell table:style-name="ce365" office:value-type="time" office:time-value="PT00H10M00S" calcext:value-type="time">
            <text:p>00:10</text:p>
          </table:table-cell>
          <table:table-cell table:style-name="ce370"/>
          <table:table-cell table:style-name="ce365" table:formula="of:=MAX([.I$1:.I12])+[.G13]" office:value-type="time" office:time-value="PT17H00M00S" calcext:value-type="time">
            <text:p>17:00</text:p>
          </table:table-cell>
          <table:table-cell table:style-name="ce371"/>
          <table:table-cell table:style-name="ce344" table:number-columns-repeated="54"/>
          <table:table-cell table:number-columns-repeated="960"/>
        </table:table-row>
        <table:table-row table:style-name="ro1">
          <table:table-cell/>
          <table:table-cell table:style-name="ce351"/>
          <table:table-cell table:style-name="ce351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table:style-name="ce358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 table:style-name="ce344"/>
          <table:table-cell table:style-name="ce350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53"/>
          <table:table-cell table:style-name="ce356"/>
          <table:table-cell table:style-name="ce353" office:value-type="string" calcext:value-type="string">
            <text:p>Build packages</text:p>
          </table:table-cell>
          <table:table-cell table:style-name="ce353"/>
          <table:table-cell table:style-name="ce365" office:value-type="time" office:time-value="PT00H20M00S" calcext:value-type="time">
            <text:p>00:20</text:p>
          </table:table-cell>
          <table:table-cell table:style-name="ce370"/>
          <table:table-cell table:style-name="ce365" table:formula="of:=MAX([.I$1:.I22])+[.G23]" office:value-type="time" office:time-value="PT17H20M00S" calcext:value-type="time">
            <text:p>17:20</text:p>
          </table:table-cell>
          <table:table-cell table:style-name="ce371"/>
          <table:table-cell table:style-name="ce344" table:number-columns-repeated="54"/>
          <table:table-cell table:number-columns-repeated="960"/>
        </table:table-row>
        <table:table-row table:style-name="ro1">
          <table:table-cell/>
          <table:table-cell table:style-name="ce351"/>
          <table:table-cell table:style-name="ce351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Optimize for speed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Optimize for siz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5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5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 table:number-rows-repeated="65505">
          <table:table-cell/>
          <table:table-cell table:style-name="ce351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5" calcext:value-type="float">
            <text:p>5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Installation Test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02])" office:value-type="time" office:time-value="PT00H40M00S" calcext:value-type="time">
            <text:p>00:40</text:p>
          </table:table-cell>
          <table:table-cell table:style-name="ce292" table:formula="of:=['4. Build'.$J$3]" office:value-type="time" office:time-value="PT17H20M00S" calcext:value-type="time">
            <text:p>17:20</text:p>
          </table:table-cell>
          <table:table-cell table:style-name="ce312" table:formula="of:=MAX([.I4:.I65502])" office:value-type="time" office:time-value="PT17H55M00S" calcext:value-type="time">
            <text:p>17:55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Preparation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295" table:formula="of:=MAX([.I$1:.I4])+[.G5]" office:value-type="time" office:time-value="PT17H25M00S" calcext:value-type="time">
            <text:p>17:25</text:p>
          </table:table-cell>
          <table:table-cell table:style-name="ce316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5.1.1." calcext:value-type="string">
            <text:p>5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8]); &quot;.&quot;)" office:value-type="string" office:string-value="5.1.2." calcext:value-type="string">
            <text:p>5.1.2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0]); &quot;.&quot;)" office:value-type="string" office:string-value="5.1.3." calcext:value-type="string">
            <text:p>5.1.3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1]); &quot;.&quot;)" office:value-type="string" office:string-value="5.1.4." calcext:value-type="string">
            <text:p>5.1.4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2]); &quot;.&quot;)" office:value-type="string" office:string-value="5.1.5." calcext:value-type="string">
            <text:p>5.1.5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Installation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295" table:formula="of:=MAX([.I$1:.I12])+[.G14]" office:value-type="time" office:time-value="PT17H30M00S" calcext:value-type="time">
            <text:p>17:30</text:p>
          </table:table-cell>
          <table:table-cell table:style-name="ce316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manual after-installation tests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12])+[.G17]" office:value-type="time" office:time-value="PT17H55M00S" calcext:value-type="time">
            <text:p>17:5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6" calcext:value-type="float">
            <text:p>6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Packag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22])" office:value-type="time" office:time-value="PT00H30M00S" calcext:value-type="time">
            <text:p>00:30</text:p>
          </table:table-cell>
          <table:table-cell table:style-name="ce292" table:formula="of:=['5. Installation Testing'.$J$3]" office:value-type="time" office:time-value="PT17H55M00S" calcext:value-type="time">
            <text:p>17:55</text:p>
          </table:table-cell>
          <table:table-cell table:style-name="ce312" table:formula="of:=MAX([.I4:.I65522])" office:value-type="time" office:time-value="PT18H25M00S" calcext:value-type="time">
            <text:p>18:25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ommit and tag YAT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295" table:formula="of:=MAX([.I$1:.I4])+[.G5]" office:value-type="time" office:time-value="PT18H10M00S" calcext:value-type="time">
            <text:p>18:1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6.1.1." calcext:value-type="string">
            <text:p>6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7]); &quot;.&quot;)" office:value-type="string" office:string-value="6.1.2." calcext:value-type="string">
            <text:p>6.1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6]); &quot;.&quot;)" office:value-type="string" office:string-value="6.1.3." calcext:value-type="string">
            <text:p>6.1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Pack YAT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295" table:formula="of:=MAX([.I$1:.I15])+[.G18]" office:value-type="time" office:time-value="PT18H25M00S" calcext:value-type="time">
            <text:p>18:2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7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7" calcext:value-type="float">
            <text:p>7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Upload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33])" office:value-type="time" office:time-value="PT01H20M00S" calcext:value-type="time">
            <text:p>01:20</text:p>
          </table:table-cell>
          <table:table-cell table:style-name="ce292" table:formula="of:=['5. Installation Testing'.$J$3]" office:value-type="time" office:time-value="PT17H55M00S" calcext:value-type="time">
            <text:p>17:55</text:p>
          </table:table-cell>
          <table:table-cell table:style-name="ce312" table:formula="of:=MAX([.I4:.I65533])" office:value-type="time" office:time-value="PT19H15M00S" calcext:value-type="time">
            <text:p>19:15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date statistics</text:p>
          </table:table-cell>
          <table:table-cell table:style-name="ce274"/>
          <table:table-cell table:style-name="ce295" office:value-type="time" office:time-value="PT00H20M00S" calcext:value-type="time">
            <text:p>00:20</text:p>
          </table:table-cell>
          <table:table-cell table:style-name="ce316"/>
          <table:table-cell table:style-name="ce295" table:formula="of:=MAX([.I$1:.I4])+[.G5]" office:value-type="time" office:time-value="PT18H15M00S" calcext:value-type="time">
            <text:p>18:15</text:p>
          </table:table-cell>
          <table:table-cell table:style-name="ce316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7.1.1." calcext:value-type="string">
            <text:p>7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131"/>
          <table:table-cell table:style-name="ce261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Prepare upload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7])+[.G8]" office:value-type="time" office:time-value="PT18H25M00S" calcext:value-type="time">
            <text:p>18:2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8]; COUNTA([.C$9:.C9]); &quot;.&quot;)" office:value-type="string" office:string-value="7.2.1." calcext:value-type="string">
            <text:p>7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11]); &quot;.&quot;)" office:value-type="string" office:string-value="7.2.2." calcext:value-type="string">
            <text:p>7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12]); &quot;.&quot;)" office:value-type="string" office:string-value="7.2.3." calcext:value-type="string">
            <text:p>7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13]); &quot;.&quot;)" office:value-type="string" office:string-value="7.2.4." calcext:value-type="string">
            <text:p>7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24]); &quot;.&quot;)" office:value-type="string" office:string-value="7.2.5." calcext:value-type="string">
            <text:p>7.2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dd release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25])+[.G26]" office:value-type="time" office:time-value="PT18H55M00S" calcext:value-type="time">
            <text:p>18:5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131"/>
          <table:table-cell table:style-name="ce261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heck release and release note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38])+[.G39]" office:value-type="time" office:time-value="PT19H05M00S" calcext:value-type="time">
            <text:p>19:0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1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Feature request and bug tracker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52])+[.G53]" office:value-type="time" office:time-value="PT19H15M00S" calcext:value-type="time">
            <text:p>19:15</text:p>
          </table:table-cell>
          <table:table-cell table:style-name="ce317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8" calcext:value-type="float">
            <text:p>8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Finalization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79" table:formula="of:=[.G3]+SUM([.G4:.G65547])" office:value-type="time" office:time-value="PT03H45M00S" calcext:value-type="time">
            <text:p>03:45:00</text:p>
          </table:table-cell>
          <table:table-cell table:style-name="ce292" table:formula="of:=['7. Upload'.$J$3]" office:value-type="time" office:time-value="PT19H15M00S" calcext:value-type="time">
            <text:p>19:15</text:p>
          </table:table-cell>
          <table:table-cell table:style-name="ce312" table:formula="of:=MAX([.I4:.I65547])" office:value-type="time" office:time-value="PT22H30M00S" calcext:value-type="time">
            <text:p>22:30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Send email to the YAT mailing list (Attention: Mail delay up to 60 min !!!)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4])+[.G5]" office:value-type="time" office:time-value="PT19H45M00S" calcext:value-type="time">
            <text:p>19:45</text:p>
          </table:table-cell>
          <table:table-cell table:style-name="ce316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8.1.1." calcext:value-type="string">
            <text:p>8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7]); &quot;.&quot;)" office:value-type="string" office:string-value="8.1.2." calcext:value-type="string">
            <text:p>8.1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9]); &quot;.&quot;)" office:value-type="string" office:string-value="8.1.3." calcext:value-type="string">
            <text:p>8.1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0]); &quot;.&quot;)" office:value-type="string" office:string-value="8.1.4." calcext:value-type="string">
            <text:p>8.1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1]); &quot;.&quot;)" office:value-type="string" office:string-value="8.1.5." calcext:value-type="string">
            <text:p>8.1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2]); &quot;.&quot;)" office:value-type="string" office:string-value="8.1.6." calcext:value-type="string">
            <text:p>8.1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4]); &quot;.&quot;)" office:value-type="string" office:string-value="8.1.7." calcext:value-type="string">
            <text:p>8.1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6]); &quot;.&quot;)" office:value-type="string" office:string-value="8.1.8." calcext:value-type="string">
            <text:p>8.1.8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7]); &quot;.&quot;)" office:value-type="string" office:string-value="8.1.9." calcext:value-type="string">
            <text:p>8.1.9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<text:span text:style-name="T19">Submit news</text:span>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295" table:formula="of:=MAX([.I$1:.I21])+[.G22]" office:value-type="time" office:time-value="PT20H00M00S" calcext:value-type="time">
            <text:p>2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leanup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131"/>
          <table:table-cell table:style-name="ce261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grade tools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create and verify working copy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32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32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rchive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/>
          <table:table-cell table:style-name="ce261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Backup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317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1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74"/>
          <table:table-cell table:style-name="ce276"/>
          <table:table-cell table:style-name="ce323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317"/>
          <table:table-cell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ALAZ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MKY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netrtfwriter\RtfWriter\Properties\AssemblyInfo.cs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NUnit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8]); &quot;.&quot;)" office:value-type="string" office:string-value="8.8.5." calcext:value-type="string">
            <text:p>8.8.5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YAT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9]); &quot;.&quot;)" office:value-type="string" office:string-value="8.8.6." calcext:value-type="string">
            <text:p>8.8.6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0"/>
          <table:table-cell table:style-name="ce377"/>
          <table:table-cell table:style-name="ce320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0"/>
          <table:table-cell table:style-name="ce377"/>
          <table:table-cell table:style-name="ce320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0"/>
          <table:table-cell table:style-name="ce377"/>
          <table:table-cell table:style-name="ce320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85]); &quot;.&quot;)" office:value-type="string" office:string-value="8.8.9." calcext:value-type="string">
            <text:p>8.8.9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stability indication in "YAT.Application.ApplicationEx"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ctivate 'Development' to clearly indicate non-release stat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number-columns-repeated="2"/>
          <table:table-cell table:style-name="ce263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.00.0000</text:date>, <text:time style:data-style-name="N2" text:time-value="13:42:23.4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1DT20H5M51S</meta:editing-duration>
    <meta:editing-cycles>477</meta:editing-cycles>
    <meta:generator>LibreOffice/6.4.3.2$Windows_X86_64 LibreOffice_project/747b5d0ebf89f41c860ec2a39efd7cb15b54f2d8</meta:generator>
    <meta:initial-creator>Matthias Kläy</meta:initial-creator>
    <dc:date>2020-08-18T20:40:52.382000000</dc:date>
    <meta:print-date>2019-08-15T21:30:34.524000000</meta:print-date>
    <meta:document-statistic meta:table-count="9" meta:cell-count="1438" meta:object-count="0"/>
  </office:meta>
</office:document-meta>
</file>